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RW Chancery L" svg:font-family="'URW Chancery L'" style:font-pitch="variable"/>
    <style:font-face style:name="Ubuntu" svg:font-family="Ubuntu" style:font-pitch="variable"/>
    <style:font-face style:name="rsfs10" svg:font-family="rsfs10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URW Chancery L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T GFX 3</text:p>
      <text:p text:style-name="P2">user manual 0.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Thanks to my girlfriend that supports me over this.</text:p>
      <text:p text:style-name="P9"/>
      <text:p text:style-name="P9">Lara I love you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1.Introduction</text:p>
      <text:p text:style-name="P5"/>
      <text:p text:style-name="P7">This library is written not for fun nor for any other purpose other than quick development. So, also the user manual tries to follow the main phillosophy behind this framework.</text:p>
      <text:p text:style-name="P7"/>
      <text:p text:style-name="P7">One of the most important tips you should never forget while coding with this lib is <text:span text:style-name="T1">be lazy</text:span><text:span text:style-name="T2">. You shouldn't find yourself doing so much work for doing a small (or) repetitive job. Maybe you're doing some mistakes somewhere. You should looking over standard classes and maybe consider deriving some of them.</text:span></text:p>
      <text:p text:style-name="P7"><text:span text:style-name="T2"/></text:p>
      <text:p text:style-name="P7"><text:span text:style-name="T2">One other thing you should keep in mind is: this lib is built with many </text:span><text:span text:style-name="T1">conventions</text:span><text:span text:style-name="T2"> in mind. If you keep them in mind, you should have no problems in fast coding. In the other case, you'll better change framework.</text:span></text:p>
      <text:p text:style-name="P7"><text:span text:style-name="T2"/></text:p>
      <text:p text:style-name="P7"><text:span text:style-name="T2">For now, that's all folks! Let's so exploring the standard website structure of a trtgfx installation.</text:span></text:p>
      <text:p text:style-name="P7"><text:span text:style-name="T2"/></text:p>
      <text:p text:style-name="P4">2.Structure overview</text:p>
      <text:p text:style-name="P8">Here we go. If you unzip your downloaded gfx source, you'll find a very top “index.php” file and some subfolders. You'll preferably place your sources here (and down here if needed).</text:p>
      <text:p text:style-name="P8"/>
      <text:p text:style-name="P8">Subfolders:</text:p>
      <text:p text:style-name="P6">gfx3<text:span text:style-name="T3"> → contains all the source files for this lib</text:span></text:p>
      <text:p text:style-name="P6">template<text:span text:style-name="T3"> → contains all your template files for this web site (see Templates chapter)</text:span></text:p>
      <text:p text:style-name="P6"><text:span text:style-name="T3"/></text:p>
      <text:p text:style-name="P6"><text:span text:style-name="T3">So, if you're ready, let's build a simple Hello World!</text:span></text:p>
      <text:p text:style-name="P3"/>
      <text:p text:style-name="P4">3.Hello World</text:p>
      <text:p text:style-name="P4"><text:span text:style-name="T4">---needs to be written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RW Chancery L" svg:font-family="'URW Chancery L'" style:font-pitch="variable"/>
    <style:font-face style:name="Ubuntu" svg:font-family="Ubuntu" style:font-pitch="variable"/>
    <style:font-face style:name="rsfs10" svg:font-family="rsfs10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16:56:12</meta:creation-date>
    <dc:date>2012-03-17T18:00:08</dc:date>
    <meta:editing-duration>PT1H3M57S</meta:editing-duration>
    <meta:editing-cycles>2</meta:editing-cycles>
    <meta:generator>LibreOffice/3.4$Unix LibreOffice_project/340m1$Build-402</meta:generator>
    <meta:document-statistic meta:table-count="0" meta:image-count="0" meta:object-count="0" meta:page-count="2" meta:paragraph-count="17" meta:word-count="233" meta:character-count="1341" meta:non-whitespace-character-count="1126"/>
  </office:meta>
</office:document-meta>
</file>